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Arial,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01bf" officeooo:paragraph-rsid="000a01bf"/>
    </style:style>
    <style:style style:name="P2" style:family="paragraph" style:parent-style-name="Standard">
      <style:text-properties officeooo:rsid="000a01bf" officeooo:paragraph-rsid="000b79e5"/>
    </style:style>
    <style:style style:name="P3" style:family="paragraph" style:parent-style-name="Standard">
      <style:text-properties officeooo:rsid="000a01bf" officeooo:paragraph-rsid="000a01bf"/>
    </style:style>
    <style:style style:name="P4" style:family="paragraph" style:parent-style-name="Standard">
      <style:text-properties officeooo:rsid="000c79b1" officeooo:paragraph-rsid="000c79b1"/>
    </style:style>
    <style:style style:name="P5" style:family="paragraph" style:parent-style-name="Text_20_body">
      <style:text-properties officeooo:rsid="000e189c" officeooo:paragraph-rsid="000e189c"/>
    </style:style>
    <style:style style:name="P6" style:family="paragraph" style:parent-style-name="Text_20_body">
      <style:text-properties officeooo:paragraph-rsid="000e189c"/>
    </style:style>
    <style:style style:name="P7" style:family="paragraph" style:parent-style-name="Text_20_body">
      <style:text-properties fo:font-variant="normal" fo:text-transform="none" fo:color="#333333" style:font-name="Helvetica Neue" fo:font-size="9pt" fo:letter-spacing="normal" fo:font-style="normal" fo:font-weight="normal" officeooo:paragraph-rsid="000e189c"/>
    </style:style>
    <style:style style:name="P8" style:family="paragraph" style:parent-style-name="Text_20_body">
      <style:text-properties fo:font-variant="normal" fo:text-transform="none" fo:color="#333333" style:font-name="Helvetica Neue" fo:font-size="9pt" fo:letter-spacing="normal" fo:font-style="normal" fo:font-weight="normal" officeooo:rsid="000e189c" officeooo:paragraph-rsid="000e189c"/>
    </style:style>
    <style:style style:name="P9" style:family="paragraph" style:parent-style-name="Text_20_body">
      <style:text-properties officeooo:rsid="0010ff68" officeooo:paragraph-rsid="0010ff68"/>
    </style:style>
    <style:style style:name="P10"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33333" style:font-name="Helvetica Neue" fo:font-size="9pt" fo:letter-spacing="normal" fo:font-style="normal" fo:font-weight="normal"/>
    </style:style>
    <style:style style:name="P11"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33333" style:font-name="Helvetica Neue" fo:font-size="9pt" fo:letter-spacing="normal" fo:font-style="normal" fo:font-weight="normal" officeooo:rsid="000fed56" officeooo:paragraph-rsid="000fed56"/>
    </style:style>
    <style:style style:name="P12"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33333" style:font-name="Helvetica Neue" fo:font-size="9pt" fo:letter-spacing="normal" fo:font-style="italic" fo:font-weight="normal"/>
    </style:style>
    <style:style style:name="P13" style:family="paragraph" style:parent-style-name="Text_20_body">
      <style:paragraph-properties fo:margin-left="0cm" fo:margin-right="0cm" fo:margin-top="0cm" fo:margin-bottom="0.423cm" loext:contextual-spacing="false" fo:line-height="150%" fo:orphans="2" fo:widows="2" fo:text-indent="0cm" style:auto-text-indent="false"/>
    </style:style>
    <style:style style:name="P14" style:family="paragraph" style:parent-style-name="Text_20_body">
      <style:paragraph-properties fo:margin-left="0cm" fo:margin-right="0cm" fo:margin-top="0cm" fo:margin-bottom="0.212cm" loext:contextual-spacing="false" fo:line-height="150%" fo:text-align="center" style:justify-single-word="false" fo:orphans="2" fo:widows="2" fo:text-indent="0cm" style:auto-text-indent="false"/>
    </style:style>
    <style:style style:name="P15" style:family="paragraph" style:parent-style-name="Heading_20_1">
      <style:text-properties officeooo:rsid="000e189c" officeooo:paragraph-rsid="000e189c"/>
    </style:style>
    <style:style style:name="T1" style:family="text">
      <style:text-properties officeooo:rsid="000b79e5"/>
    </style:style>
    <style:style style:name="T2" style:family="text">
      <style:text-properties fo:font-weight="bold"/>
    </style:style>
    <style:style style:name="T3" style:family="text">
      <style:text-properties fo:font-variant="normal" fo:text-transform="none" fo:color="#606060" style:text-line-through-style="none" style:text-line-through-type="none" style:font-name="Arial" fo:font-size="7.19999980926514pt" fo:letter-spacing="normal" fo:font-style="normal" style:text-underline-style="none" fo:font-weight="normal" style:text-blinking="false" loext:padding-left="0.508cm" loext:padding-right="0.508cm" loext:padding-top="0.127cm" loext:padding-bottom="0.148cm" loext:border="0.06pt solid #b7b7b7"/>
    </style:style>
    <style:style style:name="T4" style:family="text">
      <style:text-properties fo:font-variant="normal" fo:text-transform="none" fo:color="#333333" style:font-name="Helvetica Neue" fo:font-size="9pt" fo:letter-spacing="normal" fo:font-style="normal" fo:font-weight="bold"/>
    </style:style>
    <style:style style:name="T5" style:family="text">
      <style:text-properties fo:font-variant="normal" fo:text-transform="none" fo:color="#333333" style:font-name="Helvetica Neue" fo:font-size="9pt" fo:letter-spacing="normal" fo:font-style="normal" fo:font-weight="normal"/>
    </style:style>
    <style:style style:name="T6" style:family="text">
      <style:text-properties fo:font-variant="normal" fo:text-transform="none" fo:color="#333333" fo:letter-spacing="normal"/>
    </style:style>
    <style:style style:name="T7" style:family="text">
      <style:text-properties fo:font-variant="normal" fo:text-transform="none" fo:color="#4d8b97" style:text-line-through-style="none" style:text-line-through-type="none" style:font-name="Helvetica Neue" fo:font-size="9pt" fo:letter-spacing="normal" fo:font-style="normal" style:text-underline-style="none" fo:font-weight="normal" style:text-blinking="false"/>
    </style:style>
    <style:style style:name="T8" style:family="text">
      <style:text-properties fo:font-style="italic"/>
    </style:style>
    <style:style style:name="T9" style:family="text">
      <style:text-properties officeooo:rsid="000fed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reating USB bootable with Ubuntu installations </text:h>
      <text:p text:style-name="P6"/>
      <text:p text:style-name="P9">REF:<text:tab/><text:a xlink:type="simple" xlink:href="http://ubuntuhandbook.org/index.php/2016/10/create-a-bootable-ubuntu-16-10-usb-stick/" text:style-name="Internet_20_link" text:visited-style-name="Visited_20_Internet_20_Link">http://ubuntuhandbook.org/index.php/2016/10/create-a-bootable-ubuntu-16-10-usb-stick/</text:a></text:p>
      <text:p text:style-name="P9"><text:tab/><text:a xlink:type="simple" xlink:href="http://unetbootin.github.io/linux_download.html" text:style-name="Internet_20_link" text:visited-style-name="Visited_20_Internet_20_Link">http://unetbootin.github.io/linux_download.html</text:a></text:p>
      <text:p text:style-name="P9"/>
      <text:p text:style-name="P7"><text:span text:style-name="T2">1.</text:span> Download UNetbootin executable from the link below:</text:p>
      <text:p text:style-name="P14"><text:a xlink:type="simple" xlink:href="http://unetbootin.github.io/" office:target-frame-name="_blank" xlink:show="new" text:style-name="Internet_20_link" text:visited-style-name="Visited_20_Internet_20_Link"><text:span text:style-name="T3">Download UNetbootin</text:span></text:a></text:p>
      <text:p text:style-name="P10">For Ubuntu, you don’t have to download anything, just search for and install unetbootin from Ubuntu Software Center. <text:span text:style-name="T9">OR use follwing command </text:span></text:p>
      <text:p text:style-name="P11">On Ubuntu</text:p>
      <text:p text:style-name="P11"><text:tab/><text:tab/>sudo apt-get install unetbootin</text:p>
      <text:p text:style-name="P11">On other linux systems </text:p>
      <text:p text:style-name="P11"><text:tab/><text:tab/>sudo add-apt-repository ppa:gezakovacs/ppa</text:p>
      <text:p text:style-name="P11"><text:tab/><text:tab/>sudo apt-get update</text:p>
      <text:p text:style-name="P11"><text:tab/><text:tab/>sudo apt-get install unetbootin</text:p>
      <text:p text:style-name="P13"><text:span text:style-name="T4">2.</text:span><text:span text:style-name="T5"> Download Ubuntu 16.10 ISO image from </text:span><text:a xlink:type="simple" xlink:href="http://releases.ubuntu.com/yakkety/" office:target-frame-name="_blank" xlink:show="new" text:style-name="Internet_20_link" text:visited-style-name="Visited_20_Internet_20_Link"><text:span text:style-name="T7">releases.ubuntu.com/yakkety</text:span></text:a></text:p>
      <text:p text:style-name="P12">You may check the downloaded image via MD5SUMS or SHA1SUMS</text:p>
      <text:p text:style-name="P10"><text:span text:style-name="T2">3.</text:span> Plug-in your USB drive <text:span text:style-name="T8">(better to format to FAT32)</text:span> and then launch UNetbootin:</text:p>
      <text:p text:style-name="P8">It auto-detects and selects your USB drive, so all you need to do is check the “Diskimage” box and choose the Ubuntu 16.10 ISO image. And leave other options default.</text:p>
      <text:p text:style-name="P10"><text:span text:style-name="T2">4.</text:span> Click OK and it starts copying files to the USB stick and this will take a few minutes:</text:p>
      <text:p text:style-name="P5"><text:span text:style-name="T4">5.</text:span><text:span text:style-name="T6"> </text:span><text:span text:style-name="T5">When done, it prompts you to restart or exist:</text:span></text:p>
      <text:p text:style-name="P8">Finally plug the USB drive to any computer, select boot USB in BIOS settings, and you’ll see the GRUB menu, when it boots up, with boot entries to try, install Ubuntu.</text:p>
      <text:h text:style-name="Heading_20_1" text:outline-level="1">Upgrading from 14.4.3 LTS to 16.0.3 LTS on Ubuntu</text:h>
      <text:p text:style-name="P1"/>
      <text:p text:style-name="P1"/>
      <text:p text:style-name="P1">sudo apt-get update<text:tab/><text:tab/>// updates package indexes from sources</text:p>
      <text:p text:style-name="P1">sudo apt-get upgrade<text:tab/><text:tab/>// upgrades existing packages</text:p>
      <text:p text:style-name="P1">sudo apt-get dist-upgrade<text:tab/>// upgrades existing packages and also takes care of </text:p>
      <text:p text:style-name="P1"/>
      <text:p text:style-name="P1">sudo update-manager -d<text:tab/>// upgrades to newer version available in GUI</text:p>
      <text:p text:style-name="P1"><text:soft-page-break/></text:p>
      <text:p text:style-name="P1">sudo do-release-upgrade -c<text:tab/>// checks for availibility of new version</text:p>
      <text:p text:style-name="P1">sudo do-release-upgrade<text:tab/>// upgrades to new version</text:p>
      <text:p text:style-name="P2">sudo do-release-upgrade -<text:span text:style-name="T1">d</text:span><text:tab/>// upgrades to new <text:span text:style-name="T1">development </text:span>version</text:p>
      <text:p text:style-name="P1"/>
      <text:p text:style-name="P1"/>
      <text:p text:style-name="P1">---------------------</text:p>
      <text:p text:style-name="P4">sudo add-apt-repository &lt;repoName&gt;<text:tab/>// Adds repoName to list of source repositories</text:p>
      <text:p text:style-name="P4"><text:tab/>e.g sudo add-apt-repository ppa:gezakovacs/ppa</text:p>
      <text:p text:style-name="P4">sudo add-apt-repository -r &lt;repoName&gt;<text:tab/>// Removes repoName from list of source repositories</text:p>
      <text:p text:style-name="P4"><text:tab/>e.g sudo add-apt-repository -r ppa:gezakovacs/ppa</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Neue" svg:font-family="'Helvetica Neue', Helvetica, Arial,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2:51:08.278287644</meta:creation-date>
    <meta:editing-duration>PT17M53S</meta:editing-duration>
    <meta:editing-cycles>5</meta:editing-cycles>
    <meta:generator>LibreOffice/5.1.6.2$Linux_X86_64 LibreOffice_project/10m0$Build-2</meta:generator>
    <dc:date>2017-08-31T13:08:15.068679576</dc:date>
    <meta:document-statistic meta:table-count="0" meta:image-count="0" meta:object-count="0" meta:page-count="2" meta:paragraph-count="32" meta:word-count="290" meta:character-count="2021" meta:non-whitespace-character-count="1746"/>
  </office:meta>
</office:document-meta>
</file>